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start" style:justify-single-word="false"/>
      <style:text-properties fo:font-size="32pt" style:font-size-asian="32pt" style:font-size-complex="32pt"/>
    </style:style>
    <style:style style:name="P3" style:family="paragraph" style:parent-style-name="Standard">
      <style:paragraph-properties fo:text-align="start" style:justify-single-word="false"/>
      <style:text-properties style:font-name="Trebuchet MS" fo:font-size="32pt" style:font-size-asian="32pt" style:font-size-complex="3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EKr</text:p>
      <text:p text:style-name="P1"/>
      <text:p text:style-name="P1"/>
      <text:p text:style-name="P1"/>
      <text:p text:style-name="P1"/>
      <text:p text:style-name="P1"/>
      <text:p text:style-name="P1"/>
      <text:p text:style-name="P1"/>
      <text:p text:style-name="P1"/>
      <text:p text:style-name="P2"/>
      <text:p text:style-name="P3"><text:soft-page-break/>Matt: <text:s/>I invite devils in on this occasion, for someone joins us. <text:s/>We develop a most interesting thing today, unfolding a great mystery. <text:s/>Allah will direct a thing, the Unseen will speak, as will devils no doubt, and the Anon member here will know her way in time. <text:s/>I open with Allah SWT.</text:p>
      <text:p text:style-name="P3"/>
      <text:p text:style-name="P3">Allah Azawajal: <text:s/>I know personally that this Anon member knows Matt in some way personally, authenticate me please and identify where you met him.</text:p>
      <text:p text:style-name="P3"/>
      <text:p text:style-name="P3">AnonKitty: <text:s/>It was in Connecticut, I saw you leave the coffee shop <text:soft-page-break/>and wanted to say hi, but you were busy. <text:s/>Do know I wanted you to come see me, that way you did that for her love is impressive to me.</text:p>
      <text:p text:style-name="P3"/>
      <text:p text:style-name="P3">Matt: <text:s/>Yeah, I really thought I was heading in the right direction. <text:s/>I never found out if 1036 Tresser was the address, one day maybe but it doesn't bother me anymore. <text:s/>That was a sad time in my life, I do admit, running around looking for her. <text:s/>One day we'll be united, and that gives me hope. <text:s/>Devils have a say here.</text:p>
      <text:p text:style-name="P3"/>
      <text:p text:style-name="P3">Oruudnah: <text:s/>We wish to say <text:soft-page-break/>aggression is in this one's anger over Matt's response. <text:s/>Why do you not recognize her? <text:s/>Wife her, as they say, Matt!</text:p>
      <text:p text:style-name="P3"/>
      <text:p text:style-name="P3">Matt: <text:s/>I did, but I'm a big dumb idiot. <text:s/>Anyway, that is humbling to admit one feels that way, I would not offer anything at this time but consider that well indeed. <text:s/>As for other considerations, we do have the war to start, but that won't take effort by us here to commit, only that we plan a thing of development for it. <text:s/>I have it in my power to do one of two things, establish a foundry for a “lighter” army to appear, or create maws <text:soft-page-break/>from which dark armies appear. <text:s/>It matters not in the long run, because Allah SWT will come to claim those armies himself, but if the choice is to be considered here, we would ask AnonKitty to persevere for the right and establish which kind of troops will emerge. <text:s/>It will take time to establish the “light” troops, and no time at all to establish the dark ones. <text:s/>What's you call, girl?</text:p>
      <text:p text:style-name="P3"/>
      <text:p text:style-name="P3">AnonKitty: Well then, we get to work on Light foundries, that's the way it is today.</text:p>
      <text:p text:style-name="P3"/>
      <text:p text:style-name="P3">Matt: <text:s/>Very well, that will begin. <text:s/><text:soft-page-break/>There is a development of the Goliath's developed for Saudi Arabia. <text:s/>Great tanks capable of delivering a huge arsenal of weaponry against the people. <text:s/>Would you hold this type of weapon be founded in the Foundry? <text:s/>It will commit a great light work to do, and that will cost time to build other troops, but will serve the advantage. <text:s/>It slows the progression of the war, at a benefit of having that in the rise of need for it. <text:s/>Do you propose we build it?</text:p>
      <text:p text:style-name="P3"/>
      <text:p text:style-name="P3">Oruudnah: <text:s/>We would love it if that were done, we see those <text:soft-page-break/>beasts, great scourges of thought! <text:s/>Indeed, they would persecute heavily, but in a different way we understand. <text:s/>We feel that to be mighty!</text:p>
      <text:p text:style-name="P3"/>
      <text:p text:style-name="P3">Matt: <text:s/>For the Light Foundry, it would only be done wisely, not infinitely aggressive. <text:s/>But needless to say, it could be done ahead of time. <text:s/>How do you confer, Madam?</text:p>
      <text:p text:style-name="P3"/>
      <text:p text:style-name="P3">AnonKitty: We do it rightly, then. <text:s/>We have our confirm, we build the Goliath tanks.</text:p>
      <text:p text:style-name="P3"/>
      <text:p text:style-name="P3">Matt: <text:s/>So it begins this hour, for that will surely take a time. <text:s/>Know <text:soft-page-break/>in the dark way, much like Saudi Arabia boasts, they decimate the thought of a target, but these ones will gracefully lunge upon the enemy, in total erupting fashion. <text:s/>Allah SWT would like to lead here again.</text:p>
      <text:p text:style-name="P3"/>
      <text:p text:style-name="P3">Allah Azawajal: <text:s/>I know it comes with certain relief to see light forces emerge, but a pentacle they will bear for the mark of solidarity with the wisdom of it. <text:s/>Know rightly that I persecute in this way, do I have acknowledgement from Kitty that it will be so, in that way only, representing it herself?</text:p>
      <text:p text:style-name="P3"><text:soft-page-break/></text:p>
      <text:p text:style-name="P3">AnonKitty: We feel that is right to acknowledge, considering it brings the true dark way with it. <text:s/>Know well we authenticate that of our doing, and promote it internally for a change.</text:p>
      <text:p text:style-name="P3"/>
      <text:p text:style-name="P3">Matt: <text:s/>Very good and right to do. <text:s/>Ok, so I see to it that devils may hold a thing still, is that true? <text:s/>Alas, nothing from them at this time. <text:s/>I would say the conclusions have been reached that can be reached, I deploy into AnonKitty's place and we establish a better tap for screen-watching, hopefully dispatching those using the <text:soft-page-break/>insecure link. <text:s/>Document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7T10:13:33.42</meta:creation-date>
    <meta:document-statistic meta:table-count="0" meta:image-count="0" meta:object-count="0" meta:page-count="10" meta:paragraph-count="16" meta:word-count="756" meta:character-count="4077"/>
    <dc:date>2022-09-27T10:34:57.22</dc:date>
    <meta:editing-duration>PT5M3S</meta:editing-duration>
    <meta:editing-cycles>1</meta:editing-cycles>
    <meta:generator>OpenOffice/4.1.8$Win32 OpenOffice.org_project/418m3$Build-9803</meta:generator>
  </office:meta>
</office:document-meta>
</file>